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ffff00" draw:textarea-vertical-align="middle" draw:auto-grow-height="false" draw:fit-to-size="false" fo:padding-top="0.254cm" fo:padding-bottom="0.254cm" fo:padding-left="0.254cm" fo:padding-right="0.254cm" fo:wrap-option="wrap"/>
    </style:style>
    <style:style style:name="gr2" style:family="graphic" style:parent-style-name="standard" style:list-style-name="L1">
      <style:graphic-properties draw:stroke="solid" svg:stroke-width="0.026cm" svg:stroke-color="#000000" draw:stroke-linejoin="round" draw:fill="solid" draw:fill-color="#ffff00" draw:textarea-vertical-align="middle" draw:auto-grow-height="false" draw:fit-to-size="false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92d050" draw:textarea-horizontal-align="center" draw:textarea-vertical-align="middle" draw:auto-grow-height="false" draw:fit-to-size="false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ffc000" draw:textarea-vertical-align="top" draw:auto-grow-height="false" draw:fit-to-size="false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000000" draw:stroke-linejoin="round" draw:fill="solid" draw:fill-color="#cceedf" draw:textarea-horizontal-align="center" draw:textarea-vertical-align="top" draw:auto-grow-height="false" draw:fit-to-size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141cm" svg:stroke-color="#000000" draw:marker-end="msArrowOpenEnd_20_5" draw:marker-end-width="0.634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85ffe0" draw:textarea-vertical-align="middle" draw:auto-grow-height="false" draw:fit-to-size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list-style-name="L2">
      <style:graphic-properties draw:stroke="solid" svg:stroke-width="0.026cm" svg:stroke-color="#000000" draw:stroke-linejoin="round" draw:fill="solid" draw:fill-color="#cceedf" draw:textarea-horizontal-align="center" draw:textarea-vertical-align="top" draw:auto-grow-height="false" draw:fit-to-size="false" fo:padding-top="0.254cm" fo:padding-bottom="0.254cm" fo:padding-left="0.254cm" fo:padding-right="0.254cm" fo:wrap-option="wrap"/>
    </style:style>
    <style:style style:name="gr12" style:family="graphic" style:parent-style-name="standard" style:list-style-name="L1">
      <style:graphic-properties draw:stroke="solid" svg:stroke-width="0.026cm" svg:stroke-color="#000000" draw:stroke-linejoin="round" draw:fill="solid" draw:fill-color="#00ffff" draw:textarea-vertical-align="middle" draw:auto-grow-height="false" draw:fit-to-size="false" fo:padding-top="0.254cm" fo:padding-bottom="0.254cm" fo:padding-left="0.254cm" fo:padding-right="0.254cm" fo:wrap-option="wrap"/>
    </style:style>
    <style:style style:name="gr13" style:family="graphic" style:parent-style-name="standard" style:list-style-name="L1">
      <style:graphic-properties draw:stroke="solid" svg:stroke-width="0.026cm" svg:stroke-color="#000000" draw:stroke-linejoin="round" draw:fill="solid" draw:fill-color="#ff0000" draw:textarea-vertical-align="middle" draw:auto-grow-height="false" draw:fit-to-size="false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solid" svg:stroke-width="0.026cm" svg:stroke-color="#000000" draw:stroke-linejoin="round" draw:fill="solid" draw:fill-color="#00ffff" draw:textarea-vertical-align="middle" draw:auto-grow-height="false" draw:fit-to-size="false" fo:padding-top="0.254cm" fo:padding-bottom="0.254cm" fo:padding-left="0.254cm" fo:padding-right="0.254cm" fo:wrap-option="wrap"/>
    </style:style>
    <style:style style:name="gr18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19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20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21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23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24" style:family="graphic" style:parent-style-name="standard" style:list-style-name="L1">
      <style:graphic-properties draw:stroke="solid" svg:stroke-width="0.026cm" svg:stroke-color="#000000" draw:stroke-linejoin="round" draw:fill="solid" draw:fill-color="#00cc00" draw:textarea-vertical-align="middle" draw:auto-grow-height="false" draw:fit-to-size="false" fo:padding-top="0.254cm" fo:padding-bottom="0.254cm" fo:padding-left="0.254cm" fo:padding-right="0.254cm" fo:wrap-option="wrap"/>
    </style:style>
    <style:style style:name="gr25" style:family="graphic" style:list-style-name="L2">
      <style:graphic-properties draw:stroke="solid" svg:stroke-width="0.026cm" svg:stroke-color="#000000" draw:stroke-linejoin="round" draw:fill="solid" draw:fill-color="#cceedf" draw:textarea-horizontal-align="center" draw:textarea-vertical-align="top" draw:auto-grow-height="false" draw:fit-to-size="false" fo:padding-top="0.254cm" fo:padding-bottom="0.254cm" fo:padding-left="0.254cm" fo:padding-right="0.254cm" fo:wrap-option="wrap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71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71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71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71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italic" style:text-underline-style="none" fo:font-weight="normal" style:font-name-asian="ＭＳ Ｐゴシック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ＭＳ Ｐゴシック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Rectangle 3" draw:style-name="gr1" draw:text-style-name="P2" draw:layer="layout" svg:width="5.079cm" svg:height="1.057cm" svg:x="2.54cm" svg:y="13.167cm">
          <text:p text:style-name="P1"><text:span text:style-name="T1">&lt;board&gt;.</text:span><text:span text:style-name="T2">con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3" draw:layer="layout" svg:width="5.079cm" svg:height="1.057cm" svg:x="2.793cm" svg:y="14.945cm">
          <text:p text:style-name="P1"><text:span text:style-name="T2">tools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2" draw:layer="layout" svg:width="5.079cm" svg:height="1.057cm" svg:x="2.793cm" svg:y="16.51cm">
          <text:p text:style-name="P1"><text:span text:style-name="T2">test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3" draw:text-style-name="P2" draw:layer="layout" svg:width="4.867cm" svg:height="3.386cm" svg:x="9.906cm" svg:y="10.076cm">
          <text:p text:style-name="P4"><text:span text:style-name="T2">o</text:span><text:span text:style-name="T3">vgen.py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9" draw:style-name="gr1" draw:text-style-name="P2" draw:layer="layout" svg:width="5.079cm" svg:height="1.057cm" svg:x="3.555cm" svg:y="18.247cm">
          <text:p text:style-name="P1"><text:span text:style-name="T2">test spe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2" draw:layer="layout" svg:width="5.079cm" svg:height="4.656cm" svg:x="1.058cm" svg:y="4.868cm">
          <text:p text:style-name="P1"><text:span text:style-name="T2">test-script.sh</text:span></text:p>
          <text:p text:style-name="P1"><text:span text:style-name="T2"/></text:p>
          <text:p text:style-name="P4"><text:span text:style-name="T2"><text:s text:c="3"/></text:span><text:span text:style-name="T2">tarfile</text:span></text:p>
          <text:p text:style-name="P4"><text:span text:style-name="T2"/></text:p>
          <text:p text:style-name="P4"><text:span text:style-name="T2"><text:s text:c="3"/></text:span><text:span text:style-name="T2">t</text:span><text:span text:style-name="T3">est_build()</text:span></text:p>
          <text:p text:style-name="P4"><text:span text:style-name="T3"><text:s text:c="3"/></text:span><text:span text:style-name="T3">test_deploy()</text:span></text:p>
          <text:p text:style-name="P4"><text:span text:style-name="T3"><text:s text:c="3"/></text:span><text:span text:style-name="T3">test_run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2" draw:layer="layout" svg:width="6.561cm" svg:height="8.467cm" svg:x="17.145cm" svg:y="10.583cm">
          <text:p text:style-name="P4"><text:span text:style-name="T1">&lt;target&gt;_</text:span><text:span text:style-name="T2">prolog.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6" draw:text-style-name="P5" draw:layer="layout" svg:width="2.327cm" svg:height="1.057cm" svg:x="6.773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5" draw:style-name="gr6" draw:text-style-name="P5" draw:layer="layout" svg:width="1.609cm" svg:height="1.016cm" svg:x="8.128cm" svg:y="12.4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" draw:style-name="gr6" draw:text-style-name="P5" draw:layer="layout" svg:width="1.778cm" svg:height="2.54cm" svg:x="8.128cm" svg:y="12.9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9" draw:style-name="gr6" draw:text-style-name="P5" draw:layer="layout" svg:width="2.286cm" svg:height="3.556cm" svg:x="8.128cm" svg:y="13.4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1" draw:style-name="gr6" draw:text-style-name="P5" draw:layer="layout" svg:width="2.54cm" svg:height="4.318cm" svg:x="8.89cm" svg:y="14.2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3" draw:style-name="gr6" draw:text-style-name="P5" draw:layer="layout" svg:width="1.692cm" svg:height="0.001cm" svg:x="15.072cm" svg:y="11.6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5" draw:style-name="gr7" draw:text-style-name="P2" draw:layer="layout" svg:width="5.502cm" svg:height="2.752cm" svg:x="9.313cm" svg:y="4.868cm">
          <text:p text:style-name="P1"><text:span text:style-name="T2">fuego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6" draw:text-style-name="P5" draw:layer="layout" svg:width="2.327cm" svg:height="2.116cm" svg:x="6.56cm" svg:y="6.138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8" draw:layer="layout" svg:width="3.639cm" svg:height="0.962cm" svg:x="1.016cm" svg:y="3.556cm">
          <draw:text-box>
            <text:p>Base script</text:p>
          </draw:text-box>
        </draw:frame>
        <draw:frame draw:style-name="gr8" draw:layer="layout" svg:width="5.044cm" svg:height="0.962cm" svg:x="17.054cm" svg:y="9.198cm">
          <draw:text-box>
            <text:p>Expanded script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6" draw:layer="layout" svg:width="14.986cm" svg:height="18.288cm" svg:x="0.762cm" svg:y="1.524cm">
          <text:p/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7" draw:layer="Layout" svg:width="6.561cm" svg:height="14.732cm" svg:x="1.524cm" svg:y="3.81cm">
          <text:p text:style-name="P4"><text:span text:style-name="T1">&lt;target&gt;_</text:span><text:span text:style-name="T2">prolog.sh</text:span></text:p>
          <text:p text:style-name="P4"><text:span text:style-name="T2"/></text:p>
          <text:p text:style-name="P4"><text:span text:style-name="T2">pre_tes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build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deploy</text:span></text:p>
          <text:p text:style-name="P4"><text:span text:style-name="T2"/></text:p>
          <text:p text:style-name="P4"><text:span text:style-name="T2"/></text:p>
          <text:p text:style-name="P4"><text:span text:style-name="T2">run</text:span></text:p>
          <text:p text:style-name="P4"><text:span text:style-name="T2"/></text:p>
          <text:p text:style-name="P4"><text:span text:style-name="T2">get_testlog</text:span></text:p>
          <text:p text:style-name="P4"><text:span text:style-name="T2"/></text:p>
          <text:p text:style-name="P4"><text:span text:style-name="T2"/></text:p>
          <text:p text:style-name="P4"><text:span text:style-name="T2">processing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post_tes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5.044cm" svg:height="0.962cm" svg:x="1.56cm" svg:y="2.594cm">
          <draw:text-box>
            <text:p text:style-name="P8">Expanded script</text:p>
          </draw:text-box>
        </draw:frame>
        <draw:custom-shape draw:name="Rectangle 5" draw:style-name="gr12" draw:text-style-name="P3" draw:layer="layout" svg:width="5.079cm" svg:height="1.057cm" svg:x="8.637cm" svg:y="7.833cm">
          <text:p text:style-name="P1"><text:span text:style-name="T2">test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3" draw:layer="layout" svg:width="5.079cm" svg:height="1.057cm" svg:x="8.636cm" svg:y="6.35cm">
          <text:p text:style-name="P1"><text:span text:style-name="T2">tar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layer="layout" svg:width="1.806cm" svg:height="1.216cm" svg:x="0.886cm" svg:y="0.542cm">
          <draw:text-box>
            <text:p>Host</text:p>
          </draw:text-box>
        </draw:frame>
        <draw:line draw:style-name="gr15" draw:text-style-name="P6" draw:layer="layout" svg:x1="8.382cm" svg:y1="6.858cm" svg:x2="7.366cm" svg:y2="7.366cm">
          <text:p/>
        </draw:line>
        <draw:line draw:style-name="gr15" draw:text-style-name="P6" draw:layer="layout" svg:x1="7.366cm" svg:y1="7.874cm" svg:x2="8.382cm" svg:y2="8.128cm">
          <text:p/>
        </draw:line>
        <draw:custom-shape draw:style-name="gr16" draw:text-style-name="P6" draw:layer="layout" svg:width="4.826cm" svg:height="18.288cm" svg:x="22.098cm" svg:y="1.52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263cm" svg:height="1.216cm" svg:x="22.07cm" svg:y="0.508cm">
          <draw:text-box>
            <text:p>Target</text:p>
          </draw:text-box>
        </draw:frame>
        <draw:line draw:style-name="gr15" draw:text-style-name="P6" draw:layer="layout" svg:x1="6.604cm" svg:y1="5.588cm" svg:x2="22.098cm" svg:y2="5.588cm">
          <text:p/>
        </draw:line>
        <draw:frame draw:style-name="gr8" draw:layer="layout" svg:width="7.131cm" svg:height="0.962cm" svg:x="12.514cm" svg:y="4.66cm">
          <draw:text-box>
            <text:p>make dirs, check status</text:p>
          </draw:text-box>
        </draw:frame>
        <draw:line draw:style-name="gr15" draw:text-style-name="P6" draw:layer="layout" svg:x1="6.35cm" svg:y1="10.668cm" svg:x2="22.098cm" svg:y2="10.614cm">
          <text:p/>
        </draw:line>
        <draw:frame draw:style-name="gr8" draw:layer="layout" svg:width="6.391cm" svg:height="0.962cm" svg:x="13.208cm" svg:y="9.652cm">
          <draw:text-box>
            <text:p>transfer test program</text:p>
          </draw:text-box>
        </draw:frame>
        <draw:custom-shape draw:name="Rectangle 5" draw:style-name="gr17" draw:text-style-name="P3" draw:layer="layout" svg:width="3.809cm" svg:height="1.565cm" svg:x="22.353cm" svg:y="10.373cm">
          <text:p text:style-name="P1"><text:span text:style-name="T2">test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6" draw:layer="layout" svg:x1="6.096cm" svg:y1="12.192cm" svg:x2="22.098cm" svg:y2="12.192cm">
          <text:p/>
        </draw:line>
        <draw:frame draw:style-name="gr8" draw:layer="layout" svg:width="6.458cm" svg:height="0.962cm" svg:x="13.1cm" svg:y="11.23cm">
          <draw:text-box>
            <text:p>execute test program</text:p>
          </draw:text-box>
        </draw:frame>
        <draw:line draw:style-name="gr15" draw:text-style-name="P6" draw:layer="layout" svg:x1="22.098cm" svg:y1="13.462cm" svg:x2="6.35cm" svg:y2="13.462cm">
          <text:p/>
        </draw:line>
        <draw:custom-shape draw:name="Rectangle 5" draw:style-name="gr18" draw:text-style-name="P3" draw:layer="layout" svg:width="3.809cm" svg:height="1.016cm" svg:x="22.607cm" svg:y="5.842cm">
          <text:p text:style-name="P1"><text:span text:style-name="T2">before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3" draw:layer="layout" svg:width="3.809cm" svg:height="1.016cm" svg:x="9.399cm" svg:y="14.986cm">
          <text:p text:style-name="P1"><text:span text:style-name="T2">tes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6" draw:layer="layout" svg:x1="24.638cm" svg:y1="11.938cm" svg:x2="24.892cm" svg:y2="12.7cm">
          <text:p/>
        </draw:line>
        <draw:custom-shape draw:name="Rectangle 5" draw:style-name="gr20" draw:text-style-name="P3" draw:layer="layout" svg:width="3.809cm" svg:height="1.057cm" svg:x="22.606cm" svg:y="16.764cm">
          <text:p text:style-name="P1"><text:span text:style-name="T2">after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6" draw:layer="layout" svg:x1="5.588cm" svg:y1="15.24cm" svg:x2="9.144cm" svg:y2="15.24cm">
          <text:p/>
        </draw:line>
        <draw:line draw:style-name="gr21" draw:text-style-name="P6" draw:layer="layout" svg:x1="5.334cm" svg:y1="17.018cm" svg:x2="22.098cm" svg:y2="17.018cm">
          <text:p/>
        </draw:line>
        <draw:frame draw:style-name="gr8" draw:layer="layout" svg:width="6.242cm" svg:height="0.962cm" svg:x="13.208cm" svg:y="16.002cm">
          <draw:text-box>
            <text:p>cleanup, get syslogs</text:p>
          </draw:text-box>
        </draw:frame>
        <draw:frame draw:style-name="gr8" draw:layer="layout" svg:width="2.682cm" svg:height="0.962cm" svg:x="5.588cm" svg:y="14.278cm">
          <draw:text-box>
            <text:p>analyze</text:p>
          </draw:text-box>
        </draw:frame>
        <draw:g>
          <draw:custom-shape draw:name="Rectangle 5" draw:style-name="gr22" draw:text-style-name="P3" draw:layer="layout" svg:width="3.809cm" svg:height="1.057cm" svg:x="9.398cm" svg:y="17.493cm">
            <text:p text:style-name="P1"><text:span text:style-name="T2">after 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3" draw:text-style-name="P3" draw:layer="layout" svg:width="3.809cm" svg:height="1.057cm" svg:x="9.653cm" svg:y="17.788cm">
            <text:p text:style-name="P1"><text:span text:style-name="T2">sys log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5" draw:style-name="gr24" draw:text-style-name="P3" draw:layer="layout" svg:width="3.809cm" svg:height="1.016cm" svg:x="22.606cm" svg:y="12.7cm">
          <text:p text:style-name="P1"><text:span text:style-name="T2">test lo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layer="layout" svg:width="2.682cm" svg:height="0.962cm" svg:x="5.403cm" svg:y="17.018cm">
          <draw:text-box>
            <text:p>analyze</text:p>
          </draw:text-box>
        </draw:frame>
        <draw:line draw:style-name="gr15" draw:text-style-name="P6" draw:layer="layout" svg:x1="5.588cm" svg:y1="17.98cm" svg:x2="9.144cm" svg:y2="17.98cm">
          <text:p/>
        </draw:lin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Rectangle 11" draw:style-name="gr25" draw:text-style-name="P7" draw:layer="Layout" svg:width="6.561cm" svg:height="8.467cm" svg:x="1.524cm" svg:y="3.81cm">
          <text:p text:style-name="P4"><text:span text:style-name="T1">&lt;target&gt;_</text:span><text:span text:style-name="T2">prolog.sh</text:span></text:p>
          <text:p text:style-name="P4"><text:span text:style-name="T2"/></text:p>
          <text:p text:style-name="P4"><text:span text:style-name="T2">pre_test</text:span></text:p>
          <text:p text:style-name="P4"><text:span text:style-name="T2"/></text:p>
          <text:p text:style-name="P4"><text:span text:style-name="T2">build</text:span></text:p>
          <text:p text:style-name="P4"><text:span text:style-name="T2"/></text:p>
          <text:p text:style-name="P4"><text:span text:style-name="T2">deploy</text:span></text:p>
          <text:p text:style-name="P4"><text:span text:style-name="T2"/></text:p>
          <text:p text:style-name="P4"><text:span text:style-name="T2">run</text:span></text:p>
          <text:p text:style-name="P4"><text:span text:style-name="T2"/></text:p>
          <text:p text:style-name="P4"><text:span text:style-name="T2">processing</text:span></text:p>
          <text:p text:style-name="P4"><text:span text:style-name="T2"/></text:p>
          <text:p text:style-name="P4"><text:span text:style-name="T2">post_test</text:span></text:p>
          <text:p text:style-name="P4"><text:span text:style-name="T2"/></text:p>
          <text:p text:style-name="P4"><text:span text:style-name="T2"/></text:p>
          <text:p text:style-name="P4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5.044cm" svg:height="0.962cm" svg:x="1.56cm" svg:y="2.594cm">
          <draw:text-box>
            <text:p text:style-name="P8">Expanded script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pitch="fixed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12:45:29.036355551</meta:creation-date>
    <dc:date>2016-06-24T14:34:16.142374082</dc:date>
    <meta:editing-duration>PT30M8S</meta:editing-duration>
    <meta:editing-cycles>1</meta:editing-cycles>
    <meta:document-statistic meta:object-count="78"/>
    <meta:generator>LibreOffice/4.2.8.2$Linux_X86_64 LibreOffice_project/420m0$Build-2</meta:generator>
  </office:meta>
</office:document-meta>
</file>